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13.89mm" svg:y="1mm">
            <loext:p draw:notify-on-update-of-ranges="Feuille1.A1:Feuille1.A1 Feuille1.A2:Feuille1.A21 Feuille1.B1:Feuille1.B1 Feuille1.B2:Feuille1.B21 Feuille1.E1:Feuille1.E1 Feuille1.E2:Feuille1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3.89mm" svg:y="145.49mm">
            <loext:p draw:notify-on-update-of-ranges="Feuille1.A33:Feuille1.A33 Feuille1.A34:Feuille1.A52 Feuille1.B33:Feuille1.B33 Feuille1.B34:Feuille1.B52 Feuille1.E33:Feuille1.E33 Feuille1.E34:Feuille1.E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ROS Mesuré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OS Calculé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51" calcext:value-type="float">
            <text:p>5,51</text:p>
          </table:table-cell>
          <table:table-cell office:value-type="float" office:value="0.362" calcext:value-type="float">
            <text:p>0,362</text:p>
          </table:table-cell>
          <table:table-cell office:value-type="float" office:value="0.172" calcext:value-type="float">
            <text:p>0,172</text:p>
          </table:table-cell>
          <table:table-cell table:formula="of:=(1+ SQRT([.D2]/[.C2]) ) / (1- SQRT([.D2]/[.C2]) )" office:value-type="float" office:value="5.43713214303976" calcext:value-type="float">
            <text:p>5,4371321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2" calcext:value-type="float">
            <text:p>4,72</text:p>
          </table:table-cell>
          <table:table-cell office:value-type="float" office:value="0.241" calcext:value-type="float">
            <text:p>0,241</text:p>
          </table:table-cell>
          <table:table-cell office:value-type="float" office:value="0.102" calcext:value-type="float">
            <text:p>0,102</text:p>
          </table:table-cell>
          <table:table-cell table:formula="of:=(1+ SQRT([.D3]/[.C3]) ) / (1- SQRT([.D3]/[.C3]) )" office:value-type="float" office:value="4.72354646055933" calcext:value-type="float">
            <text:p>4,72354646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5" calcext:value-type="float">
            <text:p>3,5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table:formula="of:=(1+ SQRT([.D4]/[.C4]) ) / (1- SQRT([.D4]/[.C4]) )" office:value-type="float" office:value="3.49135612242844" calcext:value-type="float">
            <text:p>3,49135612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08" calcext:value-type="float">
            <text:p>2,08</text:p>
          </table:table-cell>
          <table:table-cell office:value-type="float" office:value="0.281" calcext:value-type="float">
            <text:p>0,281</text:p>
          </table:table-cell>
          <table:table-cell office:value-type="float" office:value="0.036" calcext:value-type="float">
            <text:p>0,036</text:p>
          </table:table-cell>
          <table:table-cell table:formula="of:=(1+ SQRT([.D5]/[.C5]) ) / (1- SQRT([.D5]/[.C5]) )" office:value-type="float" office:value="2.11492512396279" calcext:value-type="float">
            <text:p>2,1149251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37" calcext:value-type="float">
            <text:p>1,37</text:p>
          </table:table-cell>
          <table:table-cell office:value-type="float" office:value="0.349" calcext:value-type="float">
            <text:p>0,349</text:p>
          </table:table-cell>
          <table:table-cell office:value-type="float" office:value="0.007" calcext:value-type="float">
            <text:p>0,007</text:p>
          </table:table-cell>
          <table:table-cell table:formula="of:=(1+ SQRT([.D6]/[.C6]) ) / (1- SQRT([.D6]/[.C6]) )" office:value-type="float" office:value="1.32998078026333" calcext:value-type="float">
            <text:p>1,32998078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table:formula="of:=(1+ SQRT([.D7]/[.C7]) ) / (1- SQRT([.D7]/[.C7]) 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674" calcext:value-type="float">
            <text:p>1,674</text:p>
          </table:table-cell>
          <table:table-cell office:value-type="float" office:value="0.377" calcext:value-type="float">
            <text:p>0,377</text:p>
          </table:table-cell>
          <table:table-cell office:value-type="float" office:value="0.022" calcext:value-type="float">
            <text:p>0,022</text:p>
          </table:table-cell>
          <table:table-cell table:formula="of:=(1+ SQRT([.D8]/[.C8]) ) / (1- SQRT([.D8]/[.C8]) )" office:value-type="float" office:value="1.63702197498715" calcext:value-type="float">
            <text:p>1,6370219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42" calcext:value-type="float">
            <text:p>2,42</text:p>
          </table:table-cell>
          <table:table-cell office:value-type="float" office:value="0.397" calcext:value-type="float">
            <text:p>0,397</text:p>
          </table:table-cell>
          <table:table-cell office:value-type="float" office:value="0.068" calcext:value-type="float">
            <text:p>0,068</text:p>
          </table:table-cell>
          <table:table-cell table:formula="of:=(1+ SQRT([.D9]/[.C9]) ) / (1- SQRT([.D9]/[.C9]) )" office:value-type="float" office:value="2.41218598898679" calcext:value-type="float">
            <text:p>2,4121859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27" calcext:value-type="float">
            <text:p>3,27</text:p>
          </table:table-cell>
          <table:table-cell office:value-type="float" office:value="0.366" calcext:value-type="float">
            <text:p>0,366</text:p>
          </table:table-cell>
          <table:table-cell office:value-type="float" office:value="0.103" calcext:value-type="float">
            <text:p>0,103</text:p>
          </table:table-cell>
          <table:table-cell table:formula="of:=(1+ SQRT([.D10]/[.C10]) ) / (1- SQRT([.D10]/[.C10]) )" office:value-type="float" office:value="3.25976979512656" calcext:value-type="float">
            <text:p>3,25976979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21" calcext:value-type="float">
            <text:p>4,21</text:p>
          </table:table-cell>
          <table:table-cell office:value-type="float" office:value="0.314" calcext:value-type="float">
            <text:p>0,314</text:p>
          </table:table-cell>
          <table:table-cell office:value-type="float" office:value="0.119" calcext:value-type="float">
            <text:p>0,119</text:p>
          </table:table-cell>
          <table:table-cell table:formula="of:=(1+ SQRT([.D11]/[.C11]) ) / (1- SQRT([.D11]/[.C11]) )" office:value-type="float" office:value="4.2031063709063" calcext:value-type="float">
            <text:p>4,20310637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07" calcext:value-type="float">
            <text:p>4,07</text:p>
          </table:table-cell>
          <table:table-cell office:value-type="float" office:value="0.409" calcext:value-type="float">
            <text:p>0,409</text:p>
          </table:table-cell>
          <table:table-cell office:value-type="float" office:value="0.149" calcext:value-type="float">
            <text:p>0,149</text:p>
          </table:table-cell>
          <table:table-cell table:formula="of:=(1+ SQRT([.D12]/[.C12]) ) / (1- SQRT([.D12]/[.C12]) )" office:value-type="float" office:value="4.04509469077248" calcext:value-type="float">
            <text:p>4,04509469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" calcext:value-type="float">
            <text:p>4,3</text:p>
          </table:table-cell>
          <table:table-cell office:value-type="float" office:value="0.222" calcext:value-type="float">
            <text:p>0,222</text:p>
          </table:table-cell>
          <table:table-cell office:value-type="float" office:value="0.087" calcext:value-type="float">
            <text:p>0,087</text:p>
          </table:table-cell>
          <table:table-cell table:formula="of:=(1+ SQRT([.D13]/[.C13]) ) / (1- SQRT([.D13]/[.C13]) )" office:value-type="float" office:value="4.34777507944897" calcext:value-type="float">
            <text:p>4,347775079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6" calcext:value-type="float">
            <text:p>3,6</text:p>
          </table:table-cell>
          <table:table-cell office:value-type="float" office:value="0.356" calcext:value-type="float">
            <text:p>0,356</text:p>
          </table:table-cell>
          <table:table-cell office:value-type="float" office:value="0.113" calcext:value-type="float">
            <text:p>0,113</text:p>
          </table:table-cell>
          <table:table-cell table:formula="of:=(1+ SQRT([.D14]/[.C14]) ) / (1- SQRT([.D14]/[.C14]) )" office:value-type="float" office:value="3.58081637906748" calcext:value-type="float">
            <text:p>3,58081637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818" calcext:value-type="float">
            <text:p>1,818</text:p>
          </table:table-cell>
          <table:table-cell office:value-type="float" office:value="0.346" calcext:value-type="float">
            <text:p>0,346</text:p>
          </table:table-cell>
          <table:table-cell office:value-type="float" office:value="0.029" calcext:value-type="float">
            <text:p>0,029</text:p>
          </table:table-cell>
          <table:table-cell table:formula="of:=(1+ SQRT([.D15]/[.C15]) ) / (1- SQRT([.D15]/[.C15]) )" office:value-type="float" office:value="1.81495177126265" calcext:value-type="float">
            <text:p>1,81495177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.306" calcext:value-type="float">
            <text:p>0,306</text:p>
          </table:table-cell>
          <table:table-cell office:value-type="float" office:value="0.001" calcext:value-type="float">
            <text:p>0,001</text:p>
          </table:table-cell>
          <table:table-cell table:formula="of:=(1+ SQRT([.D16]/[.C16]) ) / (1- SQRT([.D16]/[.C16]) )" office:value-type="float" office:value="1.12126462743958" calcext:value-type="float">
            <text:p>1,121264627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09" calcext:value-type="float">
            <text:p>2,09</text:p>
          </table:table-cell>
          <table:table-cell office:value-type="float" office:value="0.345" calcext:value-type="float">
            <text:p>0,345</text:p>
          </table:table-cell>
          <table:table-cell office:value-type="float" office:value="0.042" calcext:value-type="float">
            <text:p>0,042</text:p>
          </table:table-cell>
          <table:table-cell table:formula="of:=(1+ SQRT([.D17]/[.C17]) ) / (1- SQRT([.D17]/[.C17]) )" office:value-type="float" office:value="2.07177832268273" calcext:value-type="float">
            <text:p>2,0717783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84" calcext:value-type="float">
            <text:p>2,84</text:p>
          </table:table-cell>
          <table:table-cell office:value-type="float" office:value="0.39" calcext:value-type="float">
            <text:p>0,39</text:p>
          </table:table-cell>
          <table:table-cell office:value-type="float" office:value="0.09" calcext:value-type="float">
            <text:p>0,09</text:p>
          </table:table-cell>
          <table:table-cell table:formula="of:=(1+ SQRT([.D18]/[.C18]) ) / (1- SQRT([.D18]/[.C18]) )" office:value-type="float" office:value="2.84899959967968" calcext:value-type="float">
            <text:p>2,84899959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5" calcext:value-type="float">
            <text:p>3,5</text:p>
          </table:table-cell>
          <table:table-cell office:value-type="float" office:value="0.22" calcext:value-type="float">
            <text:p>0,22</text:p>
          </table:table-cell>
          <table:table-cell office:value-type="float" office:value="0.067" calcext:value-type="float">
            <text:p>0,067</text:p>
          </table:table-cell>
          <table:table-cell table:formula="of:=(1+ SQRT([.D19]/[.C19]) ) / (1- SQRT([.D19]/[.C19]) )" office:value-type="float" office:value="3.46285492400274" calcext:value-type="float">
            <text:p>3,4628549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0.199" calcext:value-type="float">
            <text:p>0,199</text:p>
          </table:table-cell>
          <table:table-cell office:value-type="float" office:value="0.049" calcext:value-type="float">
            <text:p>0,049</text:p>
          </table:table-cell>
          <table:table-cell table:formula="of:=(1+ SQRT([.D20]/[.C20]) ) / (1- SQRT([.D20]/[.C20]) )" office:value-type="float" office:value="2.96996202476882" calcext:value-type="float">
            <text:p>2,969962024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05" calcext:value-type="float">
            <text:p>2,05</text:p>
          </table:table-cell>
          <table:table-cell office:value-type="float" office:value="0.279" calcext:value-type="float">
            <text:p>0,279</text:p>
          </table:table-cell>
          <table:table-cell office:value-type="float" office:value="0.033" calcext:value-type="float">
            <text:p>0,033</text:p>
          </table:table-cell>
          <table:table-cell table:formula="of:=(1+ SQRT([.D21]/[.C21]) ) / (1- SQRT([.D21]/[.C21]) )" office:value-type="float" office:value="2.04839929715705" calcext:value-type="float">
            <text:p>2,0483992972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ROS Mesuré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OS Calcul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" calcext:value-type="float">
            <text:p>9,3</text:p>
          </table:table-cell>
          <table:table-cell office:value-type="float" office:value="0.4" calcext:value-type="float">
            <text:p>0,4</text:p>
          </table:table-cell>
          <table:table-cell office:value-type="float" office:value="0.257" calcext:value-type="float">
            <text:p>0,257</text:p>
          </table:table-cell>
          <table:table-cell table:style-name="ce1" table:formula="of:=(1+ SQRT([.D34]/[.C34]) ) / (1- SQRT([.D34]/[.C34]) )" office:value-type="float" office:value="9.07866280891787" calcext:value-type="float">
            <text:p>9,07866280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office:value-type="float" office:value="0.382" calcext:value-type="float">
            <text:p>0,382</text:p>
          </table:table-cell>
          <table:table-cell office:value-type="float" office:value="0.26" calcext:value-type="float">
            <text:p>0,26</text:p>
          </table:table-cell>
          <table:table-cell table:style-name="ce1" table:formula="of:=(1+ SQRT([.D35]/[.C35]) ) / (1- SQRT([.D35]/[.C35]) )" office:value-type="float" office:value="10.42870094385" calcext:value-type="float">
            <text:p>10,4287009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,96</text:p>
          </table:table-cell>
          <table:table-cell office:value-type="float" office:value="0.334" calcext:value-type="float">
            <text:p>0,334</text:p>
          </table:table-cell>
          <table:table-cell office:value-type="float" office:value="0.119" calcext:value-type="float">
            <text:p>0,119</text:p>
          </table:table-cell>
          <table:table-cell table:style-name="ce1" table:formula="of:=(1+ SQRT([.D36]/[.C36]) ) / (1- SQRT([.D36]/[.C36]) )" office:value-type="float" office:value="3.96152547650365" calcext:value-type="float">
            <text:p>3,9615254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,9</text:p>
          </table:table-cell>
          <table:table-cell office:value-type="float" office:value="0.257" calcext:value-type="float">
            <text:p>0,257</text:p>
          </table:table-cell>
          <table:table-cell office:value-type="float" office:value="0.112" calcext:value-type="float">
            <text:p>0,112</text:p>
          </table:table-cell>
          <table:table-cell table:style-name="ce1" table:formula="of:=(1+ SQRT([.D37]/[.C37]) ) / (1- SQRT([.D37]/[.C37]) )" office:value-type="float" office:value="4.88494455839432" calcext:value-type="float">
            <text:p>4,8849445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" calcext:value-type="float">
            <text:p>3,3</text:p>
          </table:table-cell>
          <table:table-cell office:value-type="float" office:value="0.35" calcext:value-type="float">
            <text:p>0,35</text:p>
          </table:table-cell>
          <table:table-cell office:value-type="float" office:value="0.1" calcext:value-type="float">
            <text:p>0,1</text:p>
          </table:table-cell>
          <table:table-cell table:style-name="ce1" table:formula="of:=(1+ SQRT([.D38]/[.C38]) ) / (1- SQRT([.D38]/[.C38]) )" office:value-type="float" office:value="3.29666295470958" calcext:value-type="float">
            <text:p>3,29666295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6" calcext:value-type="float">
            <text:p>1,6</text:p>
          </table:table-cell>
          <table:table-cell office:value-type="float" office:value="0.381" calcext:value-type="float">
            <text:p>0,381</text:p>
          </table:table-cell>
          <table:table-cell office:value-type="float" office:value="0.019" calcext:value-type="float">
            <text:p>0,019</text:p>
          </table:table-cell>
          <table:table-cell table:style-name="ce1" table:formula="of:=(1+ SQRT([.D39]/[.C39]) ) / (1- SQRT([.D39]/[.C39]) )" office:value-type="float" office:value="1.57504040378797" calcext:value-type="float">
            <text:p>1,57504040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14" calcext:value-type="float">
            <text:p>2,14</text:p>
          </table:table-cell>
          <table:table-cell office:value-type="float" office:value="0.297" calcext:value-type="float">
            <text:p>0,297</text:p>
          </table:table-cell>
          <table:table-cell office:value-type="float" office:value="0.039" calcext:value-type="float">
            <text:p>0,039</text:p>
          </table:table-cell>
          <table:table-cell table:style-name="ce1" table:formula="of:=(1+ SQRT([.D40]/[.C40]) ) / (1- SQRT([.D40]/[.C40]) )" office:value-type="float" office:value="2.13662284254196" calcext:value-type="float">
            <text:p>2,13662284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19" calcext:value-type="float">
            <text:p>3,19</text:p>
          </table:table-cell>
          <table:table-cell office:value-type="float" office:value="0.388" calcext:value-type="float">
            <text:p>0,388</text:p>
          </table:table-cell>
          <table:table-cell office:value-type="float" office:value="0.106" calcext:value-type="float">
            <text:p>0,106</text:p>
          </table:table-cell>
          <table:table-cell table:style-name="ce1" table:formula="of:=(1+ SQRT([.D41]/[.C41]) ) / (1- SQRT([.D41]/[.C41]) )" office:value-type="float" office:value="3.19007371969457" calcext:value-type="float">
            <text:p>3,19007371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38" calcext:value-type="float">
            <text:p>3,38</text:p>
          </table:table-cell>
          <table:table-cell office:value-type="float" office:value="0.375" calcext:value-type="float">
            <text:p>0,375</text:p>
          </table:table-cell>
          <table:table-cell office:value-type="float" office:value="0.093" calcext:value-type="float">
            <text:p>0,093</text:p>
          </table:table-cell>
          <table:table-cell table:style-name="ce1" table:formula="of:=(1+ SQRT([.D42]/[.C42]) ) / (1- SQRT([.D42]/[.C42]) )" office:value-type="float" office:value="2.98403187212646" calcext:value-type="float">
            <text:p>2,98403187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75" calcext:value-type="float">
            <text:p>2,75</text:p>
          </table:table-cell>
          <table:table-cell office:value-type="float" office:value="0.26" calcext:value-type="float">
            <text:p>0,26</text:p>
          </table:table-cell>
          <table:table-cell office:value-type="float" office:value="0.064" calcext:value-type="float">
            <text:p>0,064</text:p>
          </table:table-cell>
          <table:table-cell table:style-name="ce1" table:formula="of:=(1+ SQRT([.D43]/[.C43]) ) / (1- SQRT([.D43]/[.C43]) )" office:value-type="float" office:value="2.96934820380384" calcext:value-type="float">
            <text:p>2,96934820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28" calcext:value-type="float">
            <text:p>2,28</text:p>
          </table:table-cell>
          <table:table-cell office:value-type="float" office:value="0.279" calcext:value-type="float">
            <text:p>0,279</text:p>
          </table:table-cell>
          <table:table-cell office:value-type="float" office:value="0.04" calcext:value-type="float">
            <text:p>0,04</text:p>
          </table:table-cell>
          <table:table-cell table:style-name="ce1" table:formula="of:=(1+ SQRT([.D44]/[.C44]) ) / (1- SQRT([.D44]/[.C44]) )" office:value-type="float" office:value="2.21875231104564" calcext:value-type="float">
            <text:p>2,218752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93" calcext:value-type="float">
            <text:p>2,93</text:p>
          </table:table-cell>
          <table:table-cell office:value-type="float" office:value="0.348" calcext:value-type="float">
            <text:p>0,348</text:p>
          </table:table-cell>
          <table:table-cell office:value-type="float" office:value="0.084" calcext:value-type="float">
            <text:p>0,084</text:p>
          </table:table-cell>
          <table:table-cell table:style-name="ce1" table:formula="of:=(1+ SQRT([.D45]/[.C45]) ) / (1- SQRT([.D45]/[.C45]) )" office:value-type="float" office:value="2.93161880443409" calcext:value-type="float">
            <text:p>2,93161880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11" calcext:value-type="float">
            <text:p>2,11</text:p>
          </table:table-cell>
          <table:table-cell office:value-type="float" office:value="0.299" calcext:value-type="float">
            <text:p>0,299</text:p>
          </table:table-cell>
          <table:table-cell office:value-type="float" office:value="0.038" calcext:value-type="float">
            <text:p>0,038</text:p>
          </table:table-cell>
          <table:table-cell table:style-name="ce1" table:formula="of:=(1+ SQRT([.D46]/[.C46]) ) / (1- SQRT([.D46]/[.C46]) )" office:value-type="float" office:value="2.10798990556083" calcext:value-type="float">
            <text:p>2,10798990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93" calcext:value-type="float">
            <text:p>1,93</text:p>
          </table:table-cell>
          <table:table-cell office:value-type="float" office:value="0.379" calcext:value-type="float">
            <text:p>0,379</text:p>
          </table:table-cell>
          <table:table-cell office:value-type="float" office:value="0.039" calcext:value-type="float">
            <text:p>0,039</text:p>
          </table:table-cell>
          <table:table-cell table:style-name="ce1" table:formula="of:=(1+ SQRT([.D47]/[.C47]) ) / (1- SQRT([.D47]/[.C47]) )" office:value-type="float" office:value="1.94457138828459" calcext:value-type="float">
            <text:p>1,944571388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03" calcext:value-type="float">
            <text:p>2,03</text:p>
          </table:table-cell>
          <table:table-cell office:value-type="float" office:value="0.32" calcext:value-type="float">
            <text:p>0,32</text:p>
          </table:table-cell>
          <table:table-cell office:value-type="float" office:value="0.038" calcext:value-type="float">
            <text:p>0,038</text:p>
          </table:table-cell>
          <table:table-cell table:style-name="ce1" table:formula="of:=(1+ SQRT([.D48]/[.C48]) ) / (1- SQRT([.D48]/[.C48]) )" office:value-type="float" office:value="2.05157723416115" calcext:value-type="float">
            <text:p>2,05157723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,354</text:p>
          </table:table-cell>
          <table:table-cell office:value-type="float" office:value="0.039" calcext:value-type="float">
            <text:p>0,039</text:p>
          </table:table-cell>
          <table:table-cell table:style-name="ce1" table:formula="of:=(1+ SQRT([.D49]/[.C49]) ) / (1- SQRT([.D49]/[.C49]) )" office:value-type="float" office:value="1.99364403914538" calcext:value-type="float">
            <text:p>1,99364403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631" calcext:value-type="float">
            <text:p>1,631</text:p>
          </table:table-cell>
          <table:table-cell office:value-type="float" office:value="0.321" calcext:value-type="float">
            <text:p>0,321</text:p>
          </table:table-cell>
          <table:table-cell office:value-type="float" office:value="0.018" calcext:value-type="float">
            <text:p>0,018</text:p>
          </table:table-cell>
          <table:table-cell table:style-name="ce1" table:formula="of:=(1+ SQRT([.D50]/[.C50]) ) / (1- SQRT([.D50]/[.C50]) )" office:value-type="float" office:value="1.62054888947802" calcext:value-type="float">
            <text:p>1,62054888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93" calcext:value-type="float">
            <text:p>1,93</text:p>
          </table:table-cell>
          <table:table-cell office:value-type="float" office:value="0.367" calcext:value-type="float">
            <text:p>0,367</text:p>
          </table:table-cell>
          <table:table-cell office:value-type="float" office:value="0.038" calcext:value-type="float">
            <text:p>0,038</text:p>
          </table:table-cell>
          <table:table-cell table:style-name="ce1" table:formula="of:=(1+ SQRT([.D51]/[.C51]) ) / (1- SQRT([.D51]/[.C51]) )" office:value-type="float" office:value="1.94889473280168" calcext:value-type="float">
            <text:p>1,94889473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,311</text:p>
          </table:table-cell>
          <table:table-cell office:value-type="float" office:value="0" calcext:value-type="float">
            <text:p>0</text:p>
          </table:table-cell>
          <table:table-cell table:style-name="ce1" table:formula="of:=(1+ SQRT([.D52]/[.C52]) ) / (1- SQRT([.D52]/[.C52]) 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4:35:32.792130634</meta:creation-date>
    <dc:date>2018-03-25T15:17:07.000388517</dc:date>
    <meta:editing-duration>PT9M28S</meta:editing-duration>
    <meta:editing-cycles>1</meta:editing-cycles>
    <meta:document-statistic meta:table-count="1" meta:cell-count="20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01cm" svg:y="0.316cm" chart:style-name="ch2">
          <text:p>Petite antenne</text:p>
        </chart:title>
        <chart:subtitle svg:x="5.892cm" svg:y="1.275cm" chart:style-name="ch3">
          <text:p>ROS Mesuré &amp; Calculé</text:p>
        </chart:subtitle>
        <chart:legend chart:legend-position="bottom" svg:x="4.882cm" svg:y="8.217cm" style:legend-expansion="wide" chart:style-name="ch4"/>
        <chart:plot-area chart:style-name="ch5" table:cell-range-address="Feuille1.A1:Feuille1.B21 Feuille1.E1:Feuille1.E21" chart:data-source-has-labels="both" svg:x="1.331cm" svg:y="2.138cm" svg:width="14.349cm" svg:height="4.918cm">
          <chartooo:coordinate-region svg:x="1.767cm" svg:y="2.337cm" svg:width="13.449cm" svg:height="4.072cm"/>
          <chart:axis chart:dimension="x" chart:name="primary-x" chart:style-name="ch6" chartooo:axis-type="auto">
            <chartooo:date-scale/>
            <chart:title svg:x="7.588cm" svg:y="7.236cm" chart:style-name="ch7">
              <text:p>Fréquences</text:p>
            </chart:title>
            <chart:categories table:cell-range-address="Feuille1.A2:Feuille1.A21"/>
          </chart:axis>
          <chart:axis chart:dimension="y" chart:name="primary-y" chart:style-name="ch6">
            <chart:title svg:x="0.451cm" svg:y="4.998cm" chart:style-name="ch8">
              <text:p>ROS</text:p>
            </chart:title>
            <chart:grid chart:style-name="ch9" chart:class="major"/>
          </chart:axis>
          <chart:series chart:style-name="ch10" chart:values-cell-range-address="Feuille1.B2:Feuille1.B21" chart:label-cell-address="Feuille1.B1:Feuille1.B1" chart:class="chart:line">
            <chart:data-point chart:repeated="20"/>
          </chart:series>
          <chart:series chart:style-name="ch11" chart:values-cell-range-address="Feuille1.E2:Feuille1.E21" chart:label-cell-address="Feuille1.E1:Feuille1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 Mesuré</text:p>
                <draw:g>
                  <svg:desc>Feuille1.B1:Feuille1.B1</svg:desc>
                </draw:g>
              </table:table-cell>
              <table:table-cell office:value-type="string">
                <text:p>ROS Calculé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euille1.A2:Feuille1.A21</svg:desc>
                </draw:g>
              </table:table-cell>
              <table:table-cell office:value-type="float" office:value="5.51">
                <text:p>5.51</text:p>
                <draw:g>
                  <svg:desc>Feuille1.B2:Feuille1.B21</svg:desc>
                </draw:g>
              </table:table-cell>
              <table:table-cell office:value-type="float" office:value="5.43713214303976">
                <text:p>5.43713214303976</text:p>
                <draw:g>
                  <svg:desc>Feuille1.E2:Feuille1.E21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72">
                <text:p>4.72</text:p>
              </table:table-cell>
              <table:table-cell office:value-type="float" office:value="4.72354646055933">
                <text:p>4.723546460559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5">
                <text:p>3.5</text:p>
              </table:table-cell>
              <table:table-cell office:value-type="float" office:value="3.49135612242844">
                <text:p>3.4913561224284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2.08">
                <text:p>2.08</text:p>
              </table:table-cell>
              <table:table-cell office:value-type="float" office:value="2.11492512396279">
                <text:p>2.1149251239627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37">
                <text:p>1.37</text:p>
              </table:table-cell>
              <table:table-cell office:value-type="float" office:value="1.32998078026333">
                <text:p>1.3299807802633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.674">
                <text:p>1.674</text:p>
              </table:table-cell>
              <table:table-cell office:value-type="float" office:value="1.63702197498715">
                <text:p>1.6370219749871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.42">
                <text:p>2.42</text:p>
              </table:table-cell>
              <table:table-cell office:value-type="float" office:value="2.41218598898679">
                <text:p>2.4121859889867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27">
                <text:p>3.27</text:p>
              </table:table-cell>
              <table:table-cell office:value-type="float" office:value="3.25976979512656">
                <text:p>3.259769795126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1">
                <text:p>4.21</text:p>
              </table:table-cell>
              <table:table-cell office:value-type="float" office:value="4.2031063709063">
                <text:p>4.203106370906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.07">
                <text:p>4.07</text:p>
              </table:table-cell>
              <table:table-cell office:value-type="float" office:value="4.04509469077248">
                <text:p>4.045094690772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3">
                <text:p>4.3</text:p>
              </table:table-cell>
              <table:table-cell office:value-type="float" office:value="4.34777507944897">
                <text:p>4.347775079448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.6">
                <text:p>3.6</text:p>
              </table:table-cell>
              <table:table-cell office:value-type="float" office:value="3.58081637906748">
                <text:p>3.580816379067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818">
                <text:p>1.818</text:p>
              </table:table-cell>
              <table:table-cell office:value-type="float" office:value="1.81495177126265">
                <text:p>1.81495177126265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1.12126462743958">
                <text:p>1.1212646274395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2.09">
                <text:p>2.09</text:p>
              </table:table-cell>
              <table:table-cell office:value-type="float" office:value="2.07177832268273">
                <text:p>2.071778322682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84">
                <text:p>2.84</text:p>
              </table:table-cell>
              <table:table-cell office:value-type="float" office:value="2.84899959967968">
                <text:p>2.8489995996796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5">
                <text:p>3.5</text:p>
              </table:table-cell>
              <table:table-cell office:value-type="float" office:value="3.46285492400274">
                <text:p>3.4628549240027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">
                <text:p>15</text:p>
              </table:table-cell>
              <table:table-cell office:value-type="float" office:value="2.96996202476882">
                <text:p>2.9699620247688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.05">
                <text:p>2.05</text:p>
              </table:table-cell>
              <table:table-cell office:value-type="float" office:value="2.04839929715705">
                <text:p>2.04839929715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Grande antenne</text:p>
        </chart:title>
        <chart:subtitle svg:x="5.892cm" svg:y="1.275cm" chart:style-name="ch3">
          <text:p>ROS Mesuré &amp; Calculé</text:p>
        </chart:subtitle>
        <chart:legend chart:legend-position="bottom" svg:x="4.882cm" svg:y="8.217cm" style:legend-expansion="wide" chart:style-name="ch4"/>
        <chart:plot-area chart:style-name="ch5" table:cell-range-address="Feuille1.A33:Feuille1.B52 Feuille1.E33:Feuille1.E52" chart:data-source-has-labels="both" svg:x="1.331cm" svg:y="2.138cm" svg:width="14.349cm" svg:height="4.918cm">
          <chartooo:coordinate-region svg:x="1.767cm" svg:y="2.337cm" svg:width="13.448cm" svg:height="4.072cm"/>
          <chart:axis chart:dimension="x" chart:name="primary-x" chart:style-name="ch6" chartooo:axis-type="auto">
            <chartooo:date-scale/>
            <chart:title svg:x="7.588cm" svg:y="7.236cm" chart:style-name="ch7">
              <text:p>Fréquences</text:p>
            </chart:title>
            <chart:categories table:cell-range-address="Feuille1.A34:Feuille1.A52"/>
          </chart:axis>
          <chart:axis chart:dimension="y" chart:name="primary-y" chart:style-name="ch6">
            <chart:title svg:x="0.451cm" svg:y="4.998cm" chart:style-name="ch8">
              <text:p>ROS</text:p>
            </chart:title>
            <chart:grid chart:style-name="ch9" chart:class="major"/>
          </chart:axis>
          <chart:series chart:style-name="ch10" chart:values-cell-range-address="Feuille1.B34:Feuille1.B52" chart:label-cell-address="Feuille1.B33:Feuille1.B33" chart:class="chart:line">
            <chart:data-point chart:repeated="19"/>
          </chart:series>
          <chart:series chart:style-name="ch11" chart:values-cell-range-address="Feuille1.E34:Feuille1.E52" chart:label-cell-address="Feuille1.E33:Feuille1.E3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 Mesuré</text:p>
                <draw:g>
                  <svg:desc>Feuille1.B33:Feuille1.B33</svg:desc>
                </draw:g>
              </table:table-cell>
              <table:table-cell office:value-type="string">
                <text:p>ROS Calculé</text:p>
                <draw:g>
                  <svg:desc>Feuille1.E33:Feuille1.E33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Feuille1.A34:Feuille1.A52</svg:desc>
                </draw:g>
              </table:table-cell>
              <table:table-cell office:value-type="float" office:value="9.3">
                <text:p>9.3</text:p>
                <draw:g>
                  <svg:desc>Feuille1.B34:Feuille1.B52</svg:desc>
                </draw:g>
              </table:table-cell>
              <table:table-cell office:value-type="float" office:value="9.07866280891787">
                <text:p>9.07866280891787</text:p>
                <draw:g>
                  <svg:desc>Feuille1.E34:Feuille1.E5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3">
                <text:p>10.3</text:p>
              </table:table-cell>
              <table:table-cell office:value-type="float" office:value="10.42870094385">
                <text:p>10.428700943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3.96152547650365">
                <text:p>3.961525476503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9">
                <text:p>4.9</text:p>
              </table:table-cell>
              <table:table-cell office:value-type="float" office:value="4.88494455839432">
                <text:p>4.884944558394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3">
                <text:p>3.3</text:p>
              </table:table-cell>
              <table:table-cell office:value-type="float" office:value="3.29666295470958">
                <text:p>3.2966629547095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6">
                <text:p>1.6</text:p>
              </table:table-cell>
              <table:table-cell office:value-type="float" office:value="1.57504040378797">
                <text:p>1.5750404037879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.14">
                <text:p>2.14</text:p>
              </table:table-cell>
              <table:table-cell office:value-type="float" office:value="2.13662284254196">
                <text:p>2.136622842541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9">
                <text:p>3.19</text:p>
              </table:table-cell>
              <table:table-cell office:value-type="float" office:value="3.19007371969457">
                <text:p>3.1900737196945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.38">
                <text:p>3.38</text:p>
              </table:table-cell>
              <table:table-cell office:value-type="float" office:value="2.98403187212646">
                <text:p>2.984031872126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75">
                <text:p>2.75</text:p>
              </table:table-cell>
              <table:table-cell office:value-type="float" office:value="2.96934820380384">
                <text:p>2.9693482038038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.28">
                <text:p>2.28</text:p>
              </table:table-cell>
              <table:table-cell office:value-type="float" office:value="2.21875231104564">
                <text:p>2.218752311045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93">
                <text:p>2.93</text:p>
              </table:table-cell>
              <table:table-cell office:value-type="float" office:value="2.93161880443409">
                <text:p>2.9316188044340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.11">
                <text:p>2.11</text:p>
              </table:table-cell>
              <table:table-cell office:value-type="float" office:value="2.10798990556083">
                <text:p>2.1079899055608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.93">
                <text:p>1.93</text:p>
              </table:table-cell>
              <table:table-cell office:value-type="float" office:value="1.94457138828459">
                <text:p>1.94457138828459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.03">
                <text:p>2.03</text:p>
              </table:table-cell>
              <table:table-cell office:value-type="float" office:value="2.05157723416115">
                <text:p>2.0515772341611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1.99364403914538">
                <text:p>1.99364403914538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631">
                <text:p>1.631</text:p>
              </table:table-cell>
              <table:table-cell office:value-type="float" office:value="1.62054888947802">
                <text:p>1.6205488894780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93">
                <text:p>1.93</text:p>
              </table:table-cell>
              <table:table-cell office:value-type="float" office:value="1.94889473280168">
                <text:p>1.94889473280168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